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Source Code Pro" svg:font-family="'Source Code Pro'" style:font-pitch="fixed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CMTT10" svg:font-family="CMTT10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4188in" fo:margin-left="-0.0785in" fo:margin-top="0in" fo:margin-bottom="0in" table:align="left" style:writing-mode="lr-tb"/>
    </style:style>
    <style:style style:name="Table2.A" style:family="table-column">
      <style:table-column-properties style:column-width="0.6417in"/>
    </style:style>
    <style:style style:name="Table2.B" style:family="table-column">
      <style:table-column-properties style:column-width="0.6403in"/>
    </style:style>
    <style:style style:name="Table2.D" style:family="table-column">
      <style:table-column-properties style:column-width="0.641in"/>
    </style:style>
    <style:style style:name="Table2.J" style:family="table-column">
      <style:table-column-properties style:column-width="0.647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2" style:family="table-row">
      <style:table-row-properties style:min-row-height="0.2549in" fo:keep-together="auto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1fdbd4" officeooo:paragraph-rsid="001fdbd4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Open Sans" officeooo:paragraph-rsid="0020ec1b"/>
    </style:style>
    <style:style style:name="P6" style:family="paragraph" style:parent-style-name="Standard">
      <style:paragraph-properties fo:text-align="start" style:justify-single-word="false"/>
      <style:text-properties style:font-name="Open Sans" officeooo:paragraph-rsid="0020ec1b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0ec1b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20ec1b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officeooo:paragraph-rsid="0020ec1b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weight="normal" officeooo:paragraph-rsid="0020ec1b" style:font-weight-asian="normal" style:font-weight-complex="normal"/>
    </style:style>
    <style:style style:name="P12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0ec1b" officeooo:paragraph-rsid="0020ec1b" style:font-weight-asian="bold" style:font-weight-complex="bold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fo:font-weight="bold" officeooo:rsid="0020ec1b" style:font-weight-asian="bold" style:font-weight-complex="bold"/>
    </style:style>
    <style:style style:name="T4" style:family="text">
      <style:text-properties officeooo:rsid="001fdbd4"/>
    </style:style>
    <style:style style:name="T5" style:family="text">
      <style:text-properties fo:font-weight="normal" officeooo:rsid="001fdbd4" style:font-weight-asian="normal" style:font-weight-complex="normal"/>
    </style:style>
    <style:style style:name="T6" style:family="text">
      <style:text-properties style:font-name="Open Sans"/>
    </style:style>
    <style:style style:name="T7" style:family="text">
      <style:text-properties style:font-name="Open Sans" officeooo:rsid="001fdbd4"/>
    </style:style>
    <style:style style:name="T8" style:family="text">
      <style:text-properties style:font-name="Open Sans" fo:font-weight="bold" officeooo:rsid="001fdbd4" style:font-weight-asian="bold" style:font-weight-complex="bold"/>
    </style:style>
    <style:style style:name="T9" style:family="text">
      <style:text-properties style:font-name="Open Sans" fo:font-weight="bold" officeooo:rsid="0020ec1b" style:font-weight-asian="bold" style:font-weight-complex="bold"/>
    </style:style>
    <style:style style:name="T10" style:family="text">
      <style:text-properties style:font-name="Open Sans" fo:font-weight="bold" officeooo:rsid="001fdbd4" style:font-name-asian="F" style:font-weight-asian="bold" style:font-weight-complex="bold"/>
    </style:style>
    <style:style style:name="T11" style:family="text">
      <style:text-properties style:font-name="Open Sans" officeooo:rsid="0020ec1b"/>
    </style:style>
    <style:style style:name="T12" style:family="text">
      <style:text-properties style:font-name="Open Sans" officeooo:rsid="001fdbd4" style:font-name-asian="F"/>
    </style:style>
    <style:style style:name="T13" style:family="text">
      <style:text-properties officeooo:rsid="0020ec1b"/>
    </style:style>
    <style:style style:name="T14" style:family="text">
      <style:text-properties officeooo:rsid="0020ec1b" style:font-name-asian="F"/>
    </style:style>
    <style:style style:name="T15" style:family="text">
      <style:text-properties fo:font-style="italic" officeooo:rsid="0020ec1b" style:font-style-asian="italic" style:font-style-complex="italic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weight="bold" officeooo:rsid="0020ec1b" style:font-weight-asian="bold" style:font-weight-complex="bold"/>
    </style:style>
    <style:style style:name="T18" style:family="text">
      <style:text-properties style:text-position="sub 58%" fo:font-weight="bold" officeooo:rsid="0020ec1b" style:font-weight-asian="bold" style:font-weight-complex="bold"/>
    </style:style>
    <style:style style:name="T19" style:family="text">
      <style:text-properties style:font-name="Consolas"/>
    </style:style>
    <style:style style:name="T20" style:family="text">
      <style:text-properties style:font-name="Consolas" fo:font-size="10pt" style:font-size-asian="10pt" style:font-name-complex="CMTT10" style:font-size-complex="10pt"/>
    </style:style>
    <style:style style:name="T21" style:family="text">
      <style:text-properties fo:font-size="10pt" style:font-size-asian="10pt" style:font-name-complex="CMTT10" style:font-size-complex="10pt"/>
    </style:style>
    <style:style style:name="T22" style:family="text">
      <style:text-properties style:font-name-complex="CMTT1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elf Describing Sequence</text:p>
      <text:p text:style-name="P1">Time limit: 1 sec</text:p>
      <text:p text:style-name="P6"><text:tab/><text:span text:style-name="T13">The “Self Describing Sequence” is an infinite </text:span><text:span text:style-name="T15">non-decreasing</text:span><text:span text:style-name="T13"> sequence of positive integers </text:span><text:span text:style-name="T13"><draw:frame draw:style-name="fr2" text:anchor-type="as-char" svg:width="0.8791in" svg:height="0.2091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4"> such that there are exactly </text:span><text:span text:style-name="T14"><draw:frame draw:style-name="fr2" draw:name="Object2" text:anchor-type="as-char" svg:width="0.1972in" svg:height="0.2091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4"> instances of the number </text:span><text:span text:style-name="T14"><draw:frame draw:style-name="fr2" draw:name="Object3" text:anchor-type="as-char" svg:width="0.1283in" svg:height="0.1839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4"> in the sequence. The first few members of the sequence are listed as follows.</text:span></text:p>
      <text:p text:style-name="P6"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 table:number-columns-repeated="2"/>
        <table:table-column table:style-name="Table2.A"/>
        <table:table-column table:style-name="Table2.D"/>
        <table:table-column table:style-name="Table2.A" table:number-columns-repeated="2"/>
        <table:table-column table:style-name="Table2.J"/>
        <table:table-row table:style-name="Table2.1">
          <table:table-cell table:style-name="Table2.A1" office:value-type="string">
            <text:p text:style-name="P8"><draw:frame draw:style-name="fr2" draw:name="Object4" text:anchor-type="as-char" svg:width="0.2173in" svg:height="0.2091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5" text:anchor-type="as-char" svg:width="0.2181in" svg:height="0.209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6" text:anchor-type="as-char" svg:width="0.2189in" svg:height="0.2091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7" text:anchor-type="as-char" svg:width="0.2236in" svg:height="0.209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8" text:anchor-type="as-char" svg:width="0.2189in" svg:height="0.2091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9" text:anchor-type="as-char" svg:width="0.2193in" svg:height="0.2091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10" text:anchor-type="as-char" svg:width="0.2193in" svg:height="0.2091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11" text:anchor-type="as-char" svg:width="0.2193in" svg:height="0.2091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12" text:anchor-type="as-char" svg:width="0.2193in" svg:height="0.2091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8"><draw:frame draw:style-name="fr2" draw:name="Object13" text:anchor-type="as-char" svg:width="0.2689in" svg:height="0.2091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 table:style-name="Table2.2"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5</text:p>
          </table:table-cell>
        </table:table-row>
      </table:table>
      <text:p text:style-name="P6"/>
      <text:p text:style-name="P6"><text:tab/><text:span text:style-name="T13">Your task is to find the value of </text:span><text:span text:style-name="T13"><draw:frame draw:style-name="fr3" draw:name="Object14" text:anchor-type="as-char" svg:y="-0.1484in" svg:width="0.198in" svg:height="0.2098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, for a given value of </text:span><text:span text:style-name="T3">i</text:span><text:span text:style-name="T13">.</text:span></text:p>
      <text:h text:style-name="P13" text:outline-level="1">Input</text:h>
      <text:list xml:id="list2601574428368616214" text:style-name="L1">
        <text:list-item>
          <text:p text:style-name="P5">The first line of input contains <text:span text:style-name="T13">an </text:span>integers <text:span text:style-name="T2">N</text:span><draw:frame draw:style-name="fr1" draw:name="1" text:anchor-type="as-char" svg:y="-0.1598in" svg:width="0.9917in" svg:height="0.205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3">indicating the number of indices </text:span><text:span text:style-name="T3">i</text:span><text:span text:style-name="T13"> of the element of the self describing sequence.</text:span></text:p>
        </text:list-item>
        <text:list-item>
          <text:p text:style-name="P5"><text:span text:style-name="T13">The following N lines each containing and index </text:span><text:span text:style-name="T3">x</text:span><text:span text:style-name="T18">i</text:span><text:span text:style-name="T3"> </text:span><text:span text:style-name="T13"><text:s/>of the sequence. </text:span><text:span text:style-name="T13"><draw:frame draw:style-name="fr1" draw:name="Object1" text:anchor-type="as-char" svg:y="-0.1598in" svg:width="1.5228in" svg:height="0.2319in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5"/>
        </text:list-item>
      </text:list>
      <text:h text:style-name="P13" text:outline-level="1">Output</text:h>
      <text:p text:style-name="P11"><text:span text:style-name="T6"><text:tab/></text:span><text:span text:style-name="T7">The output must contain exactly </text:span><text:span text:style-name="T9">N</text:span><text:span text:style-name="T12"> lines, each line gives the value of </text:span><text:span text:style-name="T12"><draw:frame draw:style-name="fr2" draw:name="Object15" text:anchor-type="as-char" svg:width="0.252in" svg:height="0.2091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2"> </text:span></text:p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Output</text:p>
          </table:table-cell>
        </table:table-row>
        <table:table-row table:style-name="Table1.1">
          <table:table-cell table:style-name="Table1.A1" office:value-type="string">
            <text:p text:style-name="P9">3</text:p>
            <text:p text:style-name="P9">2</text:p>
            <text:p text:style-name="P9">4</text:p>
            <text:p text:style-name="P9">10</text:p>
          </table:table-cell>
          <table:table-cell table:style-name="Table1.A1" office:value-type="string">
            <text:p text:style-name="P9">2</text:p>
            <text:p text:style-name="P9">3</text:p>
            <text:p text:style-name="P9">5</text:p>
          </table:table-cell>
        </table:table-row>
        <table:table-row table:style-name="Table1.1">
          <table:table-cell table:style-name="Table1.A3" office:value-type="string">
            <text:p text:style-name="P10">4</text:p>
            <text:p text:style-name="P10"><text:span text:style-name="T22">100</text:span></text:p>
            <text:p text:style-name="P10"><text:span text:style-name="T22">9999</text:span></text:p>
            <text:p text:style-name="P10"><text:span text:style-name="T22">123456</text:span></text:p>
            <text:p text:style-name="P10"><text:span text:style-name="T22">1000000000</text:span></text:p>
          </table:table-cell>
          <table:table-cell table:style-name="Table1.A3" office:value-type="string">
            <text:p text:style-name="P10"><text:span text:style-name="T22">21</text:span></text:p>
            <text:p text:style-name="P10"><text:span text:style-name="T22">356</text:span></text:p>
            <text:p text:style-name="P10"><text:span text:style-name="T22">1684</text:span></text:p>
            <text:p text:style-name="P10"><text:span text:style-name="T22">438744</text:span>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Source Code Pro" svg:font-family="'Source Code Pro'" style:font-pitch="fixed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CMTT10" svg:font-family="CMTT10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07T22:23:21.990102930</dc:date>
    <meta:editing-duration>PT16M51S</meta:editing-duration>
    <meta:editing-cycles>9</meta:editing-cycles>
    <meta:print-date>2014-09-07T22:23:15.542053416</meta:print-date>
    <meta:document-statistic meta:table-count="2" meta:image-count="0" meta:object-count="17" meta:page-count="1" meta:paragraph-count="49" meta:word-count="138" meta:character-count="684" meta:non-whitespace-character-count="576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≤</mi>
          <mn>1</mn>
          <mn>000</mn>
        </mrow>
      </mrow>
      <mo fence="true" stretchy="true">)</mo>
    </mrow>
    <annotation encoding="StarMath 5.0">left ( 1 ≤ N ≤ 1 000 right )</annotation>
  </semantics>
</math>
</file>

<file path=Object 10/content.xml><?xml version="1.0" encoding="utf-8"?>
<math xmlns="http://www.w3.org/1998/Math/MathML" display="block">
  <semantics>
    <msub>
      <mi>a</mi>
      <mn>5</mn>
    </msub>
    <annotation encoding="StarMath 5.0">{a} rsub {5}</annotation>
  </semantics>
</math>
</file>

<file path=Object 11/content.xml><?xml version="1.0" encoding="utf-8"?>
<math xmlns="http://www.w3.org/1998/Math/MathML" display="block">
  <semantics>
    <msub>
      <mi>a</mi>
      <mn>6</mn>
    </msub>
    <annotation encoding="StarMath 5.0">{a} rsub {6}</annotation>
  </semantics>
</math>
</file>

<file path=Object 12/content.xml><?xml version="1.0" encoding="utf-8"?>
<math xmlns="http://www.w3.org/1998/Math/MathML" display="block">
  <semantics>
    <msub>
      <mi>a</mi>
      <mn>7</mn>
    </msub>
    <annotation encoding="StarMath 5.0">{a} rsub {7}</annotation>
  </semantics>
</math>
</file>

<file path=Object 13/content.xml><?xml version="1.0" encoding="utf-8"?>
<math xmlns="http://www.w3.org/1998/Math/MathML" display="block">
  <semantics>
    <msub>
      <mi>a</mi>
      <mn>8</mn>
    </msub>
    <annotation encoding="StarMath 5.0">{a} rsub {8}</annotation>
  </semantics>
</math>
</file>

<file path=Object 14/content.xml><?xml version="1.0" encoding="utf-8"?>
<math xmlns="http://www.w3.org/1998/Math/MathML" display="block">
  <semantics>
    <msub>
      <mi>a</mi>
      <mn>9</mn>
    </msub>
    <annotation encoding="StarMath 5.0">{a} rsub {9}</annotation>
  </semantics>
</math>
</file>

<file path=Object 15/content.xml><?xml version="1.0" encoding="utf-8"?>
<math xmlns="http://www.w3.org/1998/Math/MathML" display="block">
  <semantics>
    <msub>
      <mi>a</mi>
      <mn>10</mn>
    </msub>
    <annotation encoding="StarMath 5.0">{a} rsub {10}</annotation>
  </semantics>
</math>
</file>

<file path=Object 16/content.xml><?xml version="1.0" encoding="utf-8"?>
<math xmlns="http://www.w3.org/1998/Math/MathML" display="block">
  <semantics>
    <msub>
      <mi>a</mi>
      <mi>i</mi>
    </msub>
    <annotation encoding="StarMath 5.0">{a} rsub {i}</annotation>
  </semantics>
</math>
</file>

<file path=Object 17/content.xml><?xml version="1.0" encoding="utf-8"?>
<math xmlns="http://www.w3.org/1998/Math/MathML" display="block">
  <semantics>
    <msub>
      <msub>
        <mi>a</mi>
        <mi>x</mi>
      </msub>
      <mi>i</mi>
    </msub>
    <annotation encoding="StarMath 5.0">{{a} rsub {x}} rsub {i}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sub>
            <mi>x</mi>
            <mi>i</mi>
          </msub>
          <mi>≤</mi>
          <mn>2</mn>
          <mn>000</mn>
          <mn>000</mn>
          <mn>000</mn>
        </mrow>
      </mrow>
      <mo fence="true" stretchy="true">)</mo>
    </mrow>
    <annotation encoding="StarMath 5.0">left ( 1 ≤ x_i ≤ 2 000 000 000 right )</annotation>
  </semantics>
</math>
</file>

<file path=Object 3/content.xml><?xml version="1.0" encoding="utf-8"?>
<math xmlns="http://www.w3.org/1998/Math/MathML" display="block">
  <semantics>
    <mrow>
      <msub>
        <mi>a</mi>
        <mn>1</mn>
      </msub>
      <mi>,</mi>
      <msub>
        <mi>a</mi>
        <mn>2</mn>
      </msub>
      <mi>,</mi>
      <msub>
        <mi>a</mi>
        <mn>3</mn>
      </msub>
      <mi>,</mi>
      <mi>…</mi>
    </mrow>
    <annotation encoding="StarMath 5.0">{a} rsub {1} , {a} rsub {2} , {a} rsub {3} ,…</annotation>
  </semantics>
</math>
</file>

<file path=Object 4/content.xml><?xml version="1.0" encoding="utf-8"?>
<math xmlns="http://www.w3.org/1998/Math/MathML" display="block">
  <semantics>
    <msub>
      <mi>a</mi>
      <mi>i</mi>
    </msub>
    <annotation encoding="StarMath 5.0">{a} rsub {i}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sub>
      <mi>a</mi>
      <mn>1</mn>
    </msub>
    <annotation encoding="StarMath 5.0">{a} rsub {1}</annotation>
  </semantics>
</math>
</file>

<file path=Object 7/content.xml><?xml version="1.0" encoding="utf-8"?>
<math xmlns="http://www.w3.org/1998/Math/MathML" display="block">
  <semantics>
    <msub>
      <mi>a</mi>
      <mn>2</mn>
    </msub>
    <annotation encoding="StarMath 5.0">{a} rsub {2}</annotation>
  </semantics>
</math>
</file>

<file path=Object 8/content.xml><?xml version="1.0" encoding="utf-8"?>
<math xmlns="http://www.w3.org/1998/Math/MathML" display="block">
  <semantics>
    <msub>
      <mi>a</mi>
      <mn>3</mn>
    </msub>
    <annotation encoding="StarMath 5.0">{a} rsub {3}</annotation>
  </semantics>
</math>
</file>

<file path=Object 9/content.xml><?xml version="1.0" encoding="utf-8"?>
<math xmlns="http://www.w3.org/1998/Math/MathML" display="block">
  <semantics>
    <msub>
      <mi>a</mi>
      <mn>4</mn>
    </msub>
    <annotation encoding="StarMath 5.0">{a} rsub {4}</annotation>
  </semantics>
</math>
</file>